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officeooo:rsid="00096cc3" officeooo:paragraph-rsid="00096cc3" style:font-size-asian="11pt" style:font-size-complex="11pt"/>
    </style:style>
    <style:style style:name="P2" style:family="paragraph" style:parent-style-name="Standard">
      <style:text-properties style:font-name="Calibri" fo:font-size="12pt" fo:font-weight="bold" officeooo:rsid="000b5a6d" officeooo:paragraph-rsid="000b5a6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Calibri" fo:font-size="12pt" officeooo:rsid="000b5a6d" officeooo:paragraph-rsid="000b5a6d" style:font-size-asian="12pt" style:font-size-complex="12pt"/>
    </style:style>
    <style:style style:name="P4" style:family="paragraph" style:parent-style-name="Standard">
      <style:text-properties style:font-name="Calibri" fo:font-size="12pt" officeooo:rsid="00096cc3" officeooo:paragraph-rsid="00096cc3" style:font-size-asian="12pt" style:font-size-complex="12pt"/>
    </style:style>
    <style:style style:name="P5" style:family="paragraph" style:parent-style-name="Standard">
      <style:text-properties style:font-name="Calibri" fo:font-size="12pt" officeooo:rsid="000d4b54" officeooo:paragraph-rsid="000d4b54" style:font-size-asian="12pt" style:font-size-complex="12pt"/>
    </style:style>
    <style:style style:name="P6" style:family="paragraph" style:parent-style-name="Standard">
      <style:text-properties officeooo:paragraph-rsid="0011be54"/>
    </style:style>
    <style:style style:name="P7" style:family="paragraph" style:parent-style-name="Heading_20_1">
      <style:text-properties officeooo:rsid="0011be54" officeooo:paragraph-rsid="0011be54"/>
    </style:style>
    <style:style style:name="T1" style:family="text">
      <style:text-properties officeooo:rsid="0009886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alibri" fo:font-size="12pt" style:font-size-asian="12pt" style:font-size-complex="12pt"/>
    </style:style>
    <style:style style:name="T4" style:family="text">
      <style:text-properties style:font-name="Calibri" fo:font-size="12pt" officeooo:rsid="0011be54" style:font-size-asian="12pt" style:font-size-complex="12pt"/>
    </style:style>
    <style:style style:name="T5" style:family="text">
      <style:text-properties style:font-name="Calibri" fo:font-size="12pt" officeooo:rsid="0012709f" style:font-size-asian="12pt" style:font-size-complex="12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0d4b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Maize</text:h>
      <text:p text:style-name="P1"/>
      <text:p text:style-name="P2">Notes</text:p>
      <text:p text:style-name="P3"/>
      <text:p text:style-name="P4">Root system parametrisation is presented in Leitner et al. <text:span text:style-name="T1">(</text:span>2010<text:span text:style-name="T1">)</text:span>. The root system was only parametrised by visual comparison (to <text:span text:style-name="T7">L. </text:span>Kutschera <text:span text:style-name="T7">1960</text:span>).</text:p>
      <text:p text:style-name="P4"/>
      <text:p text:style-name="P6"><text:span text:style-name="T4">In the model all basal root start to emerge at once (which is not realistic), and gravitropism of the adventitious first-order roots increases with age, which was described by applying gravitropism for roots deeper than 15 cm only. This is not reflected in the root parameters of C</text:span><text:span text:style-name="T5">R</text:span><text:span text:style-name="T4">ootBox.</text:span></text:p>
      <text:p text:style-name="P4"/>
      <text:p text:style-name="P4"/>
      <text:p text:style-name="P3"><text:span text:style-name="T2">References</text:span> </text:p>
      <text:p text:style-name="P3"/>
      <text:p text:style-name="P3">Leitner, D., Klepsch, S., <text:s/>Knieß, A., Schnepf A. (2010) The algorithmic beauty of plant roots–an L-system model for dynamic root growth simulation. <text:span text:style-name="T6">Mathematical and Computer Modelling of Dynamical Systems </text:span>16 (6), 575-587</text:p>
      <text:p text:style-name="P3"/>
      <text:p text:style-name="P5">Kutschera, L. <text:span text:style-name="T6">Wurzelatlas mitteleuropäischer Ackerunkräuter und Kulturpflanzen</text:span>, DLG-Verlag,</text:p>
      <text:p text:style-name="P5">Frankfurt,1960.</text:p>
      <text:p text:style-name="P3"/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Leitner</meta:initial-creator>
    <meta:creation-date>2016-06-10T10:08:29.778046155</meta:creation-date>
    <dc:date>2016-06-10T10:30:32.112850994</dc:date>
    <dc:creator>Daniel Leitner</dc:creator>
    <meta:editing-duration>PT21M58S</meta:editing-duration>
    <meta:editing-cycles>8</meta:editing-cycles>
    <meta:generator>LibreOffice/4.3.3.2$Linux_X86_64 LibreOffice_project/430m0$Build-2</meta:generator>
    <meta:document-statistic meta:table-count="0" meta:image-count="0" meta:object-count="0" meta:page-count="1" meta:paragraph-count="8" meta:word-count="116" meta:character-count="785" meta:non-whitespace-character-count="676"/>
  </office:meta>
</office:document-meta>
</file>